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1.34pt"/>
    </style:style>
    <style:style style:name="co2" style:family="table-column">
      <style:table-column-properties fo:break-before="auto" style:column-width="143.35pt"/>
    </style:style>
    <style:style style:name="co3" style:family="table-column">
      <style:table-column-properties fo:break-before="auto" style:column-width="129pt"/>
    </style:style>
    <style:style style:name="co4" style:family="table-column">
      <style:table-column-properties fo:break-before="auto" style:column-width="121.29pt"/>
    </style:style>
    <style:style style:name="co5" style:family="table-column">
      <style:table-column-properties fo:break-before="auto" style:column-width="125.69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34.7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9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8.71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/>
    </style:style>
    <style:style style:name="ce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/>
    </style:style>
    <style:style style:name="ce6" style:family="table-cell" style:parent-style-name="Default">
      <style:table-cell-properties fo:border-bottom="0.99pt solid #000000" fo:background-color="#b2b2b2" fo:border-left="none" fo:border-right="none" fo:border-top="0.99pt solid #000000"/>
    </style:style>
    <style:style style:name="ce7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12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Destino</text:p>
          </table:table-cell>
          <table:table-cell table:style-name="ce3"/>
          <table:table-cell table:style-name="ce5"/>
          <table:table-cell table:style-name="ce6"/>
          <table:table-cell table:style-name="ce7"/>
          <table:table-cell table:style-name="ce8" office:value-type="string" calcext:value-type="string">
            <text:p>Origem</text:p>
          </table:table-cell>
          <table:table-cell table:style-name="ce9"/>
          <table:table-cell table:style-name="ce10" office:value-type="string" calcext:value-type="string">
            <text:p>Transformação</text:p>
          </table:table-cell>
        </table:table-row>
        <table:table-row table:style-name="ro2">
          <table:table-cell table:style-name="ce14" office:value-type="string" calcext:value-type="string">
            <text:p>Tabela</text:p>
          </table:table-cell>
          <table:table-cell table:style-name="ce14" office:value-type="string" calcext:value-type="string">
            <text:p>Coluna</text:p>
          </table:table-cell>
          <table:table-cell table:style-name="ce14" office:value-type="string" calcext:value-type="string">
            <text:p>Tipo de Dados</text:p>
          </table:table-cell>
          <table:table-cell table:style-name="ce14" office:value-type="string" calcext:value-type="string">
            <text:p>Tipo de Tabela</text:p>
          </table:table-cell>
          <table:table-cell table:style-name="ce14" office:value-type="string" calcext:value-type="string">
            <text:p>Tipo SCD</text:p>
          </table:table-cell>
          <table:table-cell table:style-name="ce14" office:value-type="string" calcext:value-type="string">
            <text:p>BD</text:p>
          </table:table-cell>
          <table:table-cell table:style-name="ce14" office:value-type="string" calcext:value-type="string">
            <text:p>Tabela</text:p>
          </table:table-cell>
          <table:table-cell table:style-name="ce14" office:value-type="string" calcext:value-type="string">
            <text:p>Coluna</text:p>
          </table:table-cell>
          <table:table-cell table:style-name="ce14" office:value-type="string" calcext:value-type="string">
            <text:p>Tipo de Dados</text:p>
          </table:table-cell>
          <table:table-cell table:style-name="ce11"/>
        </table:table-row>
        <table:table-row table:style-name="ro2">
          <table:table-cell office:value-type="string" calcext:value-type="string">
            <text:p>RA_Customer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Custom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Custom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first_name, las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Concat(first_name, ‘ ‘, last_name)</text:p>
          </table:table-cell>
        </table:table-row>
        <table:table-row table:style-name="ro2">
          <table:table-cell office:value-type="string" calcext:value-type="string">
            <text:p>RA_Customer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Custome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state_provinc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Custom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Customers</text:p>
          </table:table-cell>
          <table:table-cell office:value-type="string" calcext:value-type="string">
            <text:p>country_region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Shipper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Shipp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Shipp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Shipper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_Status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_Status</text:p>
          </table:table-cell>
          <table:table-cell office:value-type="string" calcext:value-type="string">
            <text:p>status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_Status</text:p>
          </table:table-cell>
          <table:table-cell office:value-type="string" calcext:value-type="string">
            <text:p>status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Status</text:p>
          </table:table-cell>
          <table:table-cell office:value-type="string" calcext:value-type="string">
            <text:p>purchase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Statu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Supplier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Suppli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Suppli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Supplier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Suppl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Suppliers</text:p>
          </table:table-cell>
          <table:table-cell office:value-type="string" calcext:value-type="string">
            <text:p>first_name, las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Concat(first_name, ‘ ‘, last_name)</text:p>
          </table:table-cell>
        </table:table-row>
        <table:table-row table:style-name="ro2">
          <table:table-cell office:value-type="string" calcext:value-type="string">
            <text:p>RA_Employee</text:p>
          </table:table-cell>
          <table:table-cell office:value-type="string" calcext:value-type="string">
            <text:p>employ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Employe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Employe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first_name, las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Concat(first_name, ‘ ‘, last_name)</text:p>
          </table:table-cell>
        </table:table-row>
        <table:table-row table:style-name="ro2">
          <table:table-cell office:value-type="string" calcext:value-type="string">
            <text:p>RA_Category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rdem de Inserção</text:p>
          </table:table-cell>
        </table:table-row>
        <table:table-row table:style-name="ro2">
          <table:table-cell office:value-type="string" calcext:value-type="string">
            <text:p>RA_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product_cod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_cod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standard_cos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standard_cos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list_pric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ist_pric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reorder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reorder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target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target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roduct</text:p>
          </table:table-cell>
          <table:table-cell office:value-type="string" calcext:value-type="string">
            <text:p>dim_catego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 de Retenção</text:p>
          </table:table-cell>
          <table:table-cell office:value-type="string" calcext:value-type="string">
            <text:p>RA_Category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ayment_Method</text:p>
          </table:table-cell>
          <table:table-cell office:value-type="string" calcext:value-type="string">
            <text:p>payment_metho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rdem de Inserção</text:p>
          </table:table-cell>
        </table:table-row>
        <table:table-row table:style-name="ro2">
          <table:table-cell office:value-type="string" calcext:value-type="string">
            <text:p>RA_Payment_Metho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Time</text:p>
          </table:table-cell>
          <table:table-cell office:value-type="string" calcext:value-type="string">
            <text:p>tim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rdem de Inserção</text:p>
          </table:table-cell>
        </table:table-row>
        <table:table-row table:style-name="ro3">
          <table:table-cell office:value-type="string" calcext:value-type="string">
            <text:p>RA_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tetime</text:p>
          </table:table-cell>
          <table:table-cell table:style-name="ce12" office:value-type="string" calcext:value-type="string">
            <text:p>SELECT result, day(CONVERT(result,DATETIME)), month(CONVERT(result,DATETIME)), year(CONVERT(result,DATETIME)), dayofweek(CONVERT(result,DATETIME)), week(CONVERT(result,DATETIME)) FROM ( SELECT submitted_date as result FROM northwind.purchase_orders UNION DISTINCT SELECT creation_date FROM northwind.purchase_orders UNION DISTINCT SELECT expected_date FROM northwind.purchase_orders UNION DISTINCT SELECT payment_date FROM northwind.purchase_orders UNION DISTINCT SELECT approved_date FROM northwind.purchase_orders UNION DISTINCT SELECT order_date FROM northwind.orders UNION DISTINCT SELECT shipped_Date FROM northwind.orders UNION DISTINCT SELECT paid_date FROM northwind.orders ) as x WHERE result IS NOT NULL;</text:p>
          </table:table-cell>
        </table:table-row>
        <table:table-row table:style-name="ro4">
          <table:table-cell office:value-type="string" calcext:value-type="string">
            <text:p>RA_Tim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style-name="ce12" office:value-type="string" calcext:value-type="string">
            <text:p>SELECT result, day(CONVERT(result,DATETIME)), month(CONVERT(result,DATETIME)), year(CONVERT(result,DATETIME)), dayofweek(CONVERT(result,DATETIME)), week(CONVERT(result,DATETIME)) FROM ( SELECT submitted_date as result FROM northwind.purchase_orders UNION DISTINCT SELECT creation_date FROM northwind.purchase_orders UNION DISTINCT SELECT expected_date FROM northwind.purchase_orders UNION DISTINCT SELECT payment_date FROM northwind.purchase_orders UNION DISTINCT SELECT approved_date FROM northwind.purchase_orders UNION DISTINCT SELECT order_date FROM northwind.orders UNION DISTINCT SELECT shipped_Date FROM northwind.orders UNION DISTINCT SELECT paid_date FROM northwind.orders ) as x WHERE result IS NOT NULL;</text:p>
          </table:table-cell>
        </table:table-row>
        <table:table-row table:style-name="ro4">
          <table:table-cell office:value-type="string" calcext:value-type="string">
            <text:p>RA_Tim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style-name="ce12" office:value-type="string" calcext:value-type="string">
            <text:p>SELECT result, day(CONVERT(result,DATETIME)), month(CONVERT(result,DATETIME)), year(CONVERT(result,DATETIME)), dayofweek(CONVERT(result,DATETIME)), week(CONVERT(result,DATETIME)) FROM ( SELECT submitted_date as result FROM northwind.purchase_orders UNION DISTINCT SELECT creation_date FROM northwind.purchase_orders UNION DISTINCT SELECT expected_date FROM northwind.purchase_orders UNION DISTINCT SELECT payment_date FROM northwind.purchase_orders UNION DISTINCT SELECT approved_date FROM northwind.purchase_orders UNION DISTINCT SELECT order_date FROM northwind.orders UNION DISTINCT SELECT shipped_Date FROM northwind.orders UNION DISTINCT SELECT paid_date FROM northwind.orders ) as x WHERE result IS NOT NULL;</text:p>
          </table:table-cell>
        </table:table-row>
        <table:table-row table:style-name="ro4">
          <table:table-cell office:value-type="string" calcext:value-type="string">
            <text:p>RA_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style-name="ce12" office:value-type="string" calcext:value-type="string">
            <text:p>SELECT result, day(CONVERT(result,DATETIME)), month(CONVERT(result,DATETIME)), year(CONVERT(result,DATETIME)), dayofweek(CONVERT(result,DATETIME)), week(CONVERT(result,DATETIME)) FROM ( SELECT submitted_date as result FROM northwind.purchase_orders UNION DISTINCT SELECT creation_date FROM northwind.purchase_orders UNION DISTINCT SELECT expected_date FROM northwind.purchase_orders UNION DISTINCT SELECT payment_date FROM northwind.purchase_orders UNION DISTINCT SELECT approved_date FROM northwind.purchase_orders UNION DISTINCT SELECT order_date FROM northwind.orders UNION DISTINCT SELECT shipped_Date FROM northwind.orders UNION DISTINCT SELECT paid_date FROM northwind.orders ) as x WHERE result IS NOT NULL;</text:p>
          </table:table-cell>
        </table:table-row>
        <table:table-row table:style-name="ro4">
          <table:table-cell office:value-type="string" calcext:value-type="string">
            <text:p>RA_Time</text:p>
          </table:table-cell>
          <table:table-cell office:value-type="string" calcext:value-type="string">
            <text:p>day_of_the_we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style-name="ce12" office:value-type="string" calcext:value-type="string">
            <text:p>SELECT result, day(CONVERT(result,DATETIME)), month(CONVERT(result,DATETIME)), year(CONVERT(result,DATETIME)), dayofweek(CONVERT(result,DATETIME)), week(CONVERT(result,DATETIME)) FROM ( SELECT submitted_date as result FROM northwind.purchase_orders UNION DISTINCT SELECT creation_date FROM northwind.purchase_orders UNION DISTINCT SELECT expected_date FROM northwind.purchase_orders UNION DISTINCT SELECT payment_date FROM northwind.purchase_orders UNION DISTINCT SELECT approved_date FROM northwind.purchase_orders UNION DISTINCT SELECT order_date FROM northwind.orders UNION DISTINCT SELECT shipped_Date FROM northwind.orders UNION DISTINCT SELECT paid_date FROM northwind.orders ) as x WHERE result IS NOT NULL;</text:p>
          </table:table-cell>
        </table:table-row>
        <table:table-row table:style-name="ro4">
          <table:table-cell office:value-type="string" calcext:value-type="string">
            <text:p>RA_Time</text:p>
          </table:table-cell>
          <table:table-cell office:value-type="string" calcext:value-type="string">
            <text:p>week_ye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style-name="ce12" office:value-type="string" calcext:value-type="string">
            <text:p>SELECT result, day(CONVERT(result,DATETIME)), month(CONVERT(result,DATETIME)), year(CONVERT(result,DATETIME)), dayofweek(CONVERT(result,DATETIME)), week(CONVERT(result,DATETIME)) FROM ( SELECT submitted_date as result FROM northwind.purchase_orders UNION DISTINCT SELECT creation_date FROM northwind.purchase_orders UNION DISTINCT SELECT expected_date FROM northwind.purchase_orders UNION DISTINCT SELECT payment_date FROM northwind.purchase_orders UNION DISTINCT SELECT approved_date FROM northwind.purchase_orders UNION DISTINCT SELECT order_date FROM northwind.orders UNION DISTINCT SELECT shipped_Date FROM northwind.orders UNION DISTINCT SELECT paid_date FROM northwind.orders ) as x WHERE result IS NOT NULL;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purchase_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payment_amoun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Details</text:p>
          </table:table-cell>
          <table:table-cell office:value-type="string" calcext:value-type="string">
            <text:p>quantity, unit_cost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quantity*unit_cost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Detail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posted_to_invento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Details</text:p>
          </table:table-cell>
          <table:table-cell office:value-type="string" calcext:value-type="string">
            <text:p>posted_to_invento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suppli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submit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submit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p.submitted_date is not null, getData(p.submitted_date), NULL)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creation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p.creation_date is not null, getData(p.creation_date), NULL)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expec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expect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p.expected_date is not null, getData(p.expected_date), NULL)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payment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p.payment_date is not null, getData(p.payment_date), NULL)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approv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s</text:p>
          </table:table-cell>
          <table:table-cell office:value-type="string" calcext:value-type="string">
            <text:p>approv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p.approved_date is not null, getData(p.approved_date), NULL)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Detail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Purchase_Orders</text:p>
          </table:table-cell>
          <table:table-cell office:value-type="string" calcext:value-type="string">
            <text:p>data_receiv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Purchase_Order_Details</text:p>
          </table:table-cell>
          <table:table-cell office:value-type="string" calcext:value-type="string">
            <text:p>date_receiv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d.date_received is not null, getData(d.date_received), NULL)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_Detail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unit_pr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_Details</text:p>
          </table:table-cell>
          <table:table-cell office:value-type="string" calcext:value-type="string">
            <text:p>unit_pri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shipping_fe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shipping_fee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decimal(19,4)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employ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employ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order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o.order_date is not null, getData(o.order_date), NULL)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shipp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shippe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o.shipped_date is not null, getData(o.shipped_date),NULL)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shipp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pai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aid_d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o.paid_date is not null, getData(o.paid_date),NULL)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order_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_Details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reta</text:p>
          </table:table-cell>
        </table:table-row>
        <table:table-row table:style-name="ro2">
          <table:table-cell office:value-type="string" calcext:value-type="string">
            <text:p>RA_Order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Área de Reten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wind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f(o.payment_type is not null, getType(o.payment_type),NUL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5:05:53.790210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2:52:36.383125061</meta:creation-date>
    <dc:date>2020-01-05T15:08:36.365875157</dc:date>
    <meta:editing-duration>PT21M20S</meta:editing-duration>
    <meta:editing-cycles>6</meta:editing-cycles>
    <meta:generator>LibreOffice/6.2.8.2$Linux_X86_64 LibreOffice_project/20$Build-2</meta:generator>
    <meta:document-statistic meta:table-count="1" meta:cell-count="662" meta:object-count="0"/>
  </office:meta>
</office:document-meta>
</file>